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scripts/>
  <office:font-face-decls>
    <style:font-face style:name="Helvetica Neue" svg:font-family="'Helvetica Neue', Helvetica, Arial, sans-serif"/>
    <style:font-face style:name="Lohit Hindi" svg:font-family="'Lohit Hindi'" style:font-family-generic="system"/>
    <style:font-face style:name="Courier" svg:font-family="Courier"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5in" fo:margin-left="-0.009in" table:align="left"/>
    </style:style>
    <style:style style:name="Table1.A" style:family="table-column">
      <style:table-column-properties style:column-width="1.1542in"/>
    </style:style>
    <style:style style:name="Table1.1" style:family="table-row">
      <style:table-row-properties fo:keep-together="always" style:use-optimal-row-height="false"/>
    </style:style>
    <style:style style:name="Table1.A1" style:family="table-cell">
      <style:table-cell-properties fo:padding="0.0382in" fo:border-left="0.25pt solid #000000" fo:border-right="none" fo:border-top="0.25pt solid #000000" fo:border-bottom="0.25pt solid #000000" style:writing-mode="lr-tb"/>
    </style:style>
    <style:style style:name="Table1.F1" style:family="table-cell">
      <style:table-cell-properties fo:padding="0.0382in" fo:border="0.25pt solid #000000" style:writing-mode="lr-tb"/>
    </style:style>
    <style:style style:name="Table1.A2" style:family="table-cell">
      <style:table-cell-properties fo:padding="0.0382in" fo:border-left="0.25pt solid #000000" fo:border-right="none" fo:border-top="none" fo:border-bottom="0.25pt solid #000000" style:writing-mode="lr-tb"/>
    </style:style>
    <style:style style:name="Table1.F2" style:family="table-cell">
      <style:table-cell-properties fo:padding="0.0382in" fo:border-left="0.25pt solid #000000" fo:border-right="0.25pt solid #000000" fo:border-top="none" fo:border-bottom="0.25pt solid #000000" style:writing-mode="lr-tb"/>
    </style:style>
    <style:style style:name="P1" style:family="paragraph" style:parent-style-name="Preformatted_20_Text">
      <style:paragraph-properties fo:text-align="center" style:justify-single-word="false"/>
    </style:style>
    <style:style style:name="P2" style:family="paragraph" style:parent-style-name="Preformatted_20_Text">
      <style:text-properties style:font-name="Courier"/>
    </style:style>
    <style:style style:name="P3" style:family="paragraph" style:parent-style-name="Preformatted_20_Text">
      <style:text-properties fo:font-weight="bold" style:font-weight-asian="bold" style:font-weight-complex="bold"/>
    </style:style>
    <style:style style:name="P4" style:family="paragraph" style:parent-style-name="Table_20_Contents">
      <style:text-properties style:font-name="DejaVu Sans Mono" fo:font-size="10pt" style:font-name-asian="DejaVu Sans Mono" style:font-size-asian="10pt" style:font-size-complex="10pt"/>
    </style:style>
    <style:style style:name="P5" style:family="paragraph" style:parent-style-name="Preformatted_20_Text" style:master-page-name="MP0">
      <style:paragraph-properties style:page-number="auto" fo:break-before="page"/>
      <style:text-properties fo:font-weight="bold" style:font-weight-asian="bold" style:font-weight-complex="bold"/>
    </style:style>
    <style:style style:name="P6" style:family="paragraph" style:parent-style-name="Preformatted_20_Text">
      <style:paragraph-properties fo:margin-left="0in" fo:margin-right="0in" style:line-height-at-least="0.2083in" fo:text-align="start" style:justify-single-word="false" fo:text-indent="0in" style:auto-text-indent="false"/>
      <style:text-properties fo:font-variant="normal" fo:text-transform="none" fo:color="#333333" style:font-name="Helvetica Neue" fo:font-size="9.75pt" fo:letter-spacing="normal" fo:font-style="normal" fo:font-weight="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Phase 2 Protocol Specification</text:p>
      <text:p text:style-name="Preformatted_20_Text"/>
      <text:p text:style-name="Preformatted_20_Text"/>
      <text:p text:style-name="Preformatted_20_Text">We will need to add a new reserved user name SERVER. Treat this like ALL and ANY from phase 1. The special user name SERVER will be used for the client and server to send messages to each other.</text:p>
      <text:p text:style-name="Preformatted_20_Text"/>
      <text:p text:style-name="Preformatted_20_Text">The game will be known as Byzantium, the old name for what was at one point Constantinople and is now Istanbul. This is an allusion to the Byzantine Generals Problem which is related to this game. Your server should be name byzantiums.x where x is appropriate for your language such as byzantiums.py or byzantiums.c etc. Your client should be name byzantiumc.x</text:p>
      <text:p text:style-name="P1"/>
      <text:p text:style-name="P1"/>
      <text:p text:style-name="Preformatted_20_Text">The game will consist of a sequence of rounds. Each round has three phases.</text:p>
      <text:p text:style-name="Preformatted_20_Text"/>
      <text:p text:style-name="Preformatted_20_Text">The first phase of a round consists of querying the players for a plan. Each play receives a message from the server of the following form.</text:p>
      <text:p text:style-name="Preformatted_20_Text"/>
      <text:p text:style-name="P2">(schat(SERVER)(PLAN,R#))</text:p>
      <text:p text:style-name="Preformatted_20_Text"/>
      <text:p text:style-name="Preformatted_20_Text">The R# is the round number used to identify all messages in a round. This is simply an extra check that the server and the client remain in sync with each other. If a client sends a message with the wrong round number the server will send a strike.</text:p>
      <text:p text:style-name="Preformatted_20_Text"/>
      <text:p text:style-name="Preformatted_20_Text">Each player responds to the server with a plan indicating whether they wish to try to make an alliance with another play for this round or not. If they do not wish to try to make an alliance they reply with PASS. If they wish to make an alliance they respond with APPROACH followed by the name of the user they wish to approach about the alliance followed by who they wish to attack under this alliance, the ATTACKEE. The messages have the following forms.</text:p>
      <text:p text:style-name="Preformatted_20_Text"/>
      <text:p text:style-name="P2">(cchat(SERVER)(PLAN,R#,PASS))</text:p>
      <text:p text:style-name="Preformatted_20_Text"/>
      <text:p text:style-name="Preformatted_20_Text">or</text:p>
      <text:p text:style-name="Preformatted_20_Text"/>
      <text:p text:style-name="P2">(cchat(SERVER)(PLAN,R#,APPROACH,ALLY,ATTACKEE)</text:p>
      <text:p text:style-name="Preformatted_20_Text"/>
      <text:p text:style-name="Preformatted_20_Text"/>
      <text:p text:style-name="Preformatted_20_Text">The ally is the user that the sender of the message wishes to offer the alliance to. The offer is an offer to join with him to attack the ATTACKEE this round. <text:s/>A player can make at most one offer of an alliance per round. This is a rule in this version of the game to keep it as easy to program as possible.</text:p>
      <text:p text:style-name="Preformatted_20_Text"/>
      <text:p text:style-name="Preformatted_20_Text">After the server has send all the PLAN messages to the clients and all clients have responded with their PASS or APPROACH responses the round moves to phase 2.</text:p>
      <text:p text:style-name="Preformatted_20_Text"/>
      <text:p text:style-name="Preformatted_20_Text"/>
      <text:p text:style-name="Preformatted_20_Text">In the second phase of a round the players are informed of all of the offers of an alliance the other players have made to them. Since there will be zero to n offers to a given player we need a way to communicate a variable “list” of offers.</text:p>
      <text:p text:style-name="Preformatted_20_Text"/>
      <text:p text:style-name="Preformatted_20_Text">For each offer that has been make to a player the server sends a message of this form.</text:p>
      <text:p text:style-name="P6">(schat(SERVER)(OFFER,R#,ALLY,ATTACKEE)) This form of message is send for all but the last offer."</text:p>
      <text:p text:style-name="Preformatted_20_Text"/>
      <text:p text:style-name="Preformatted_20_Text"><text:soft-page-break/></text:p>
      <text:p text:style-name="Preformatted_20_Text"/>
      <text:p text:style-name="Preformatted_20_Text">This form of message is send for all but the last offer. The last offer of the variable length list is indicated by and OFFERL message.</text:p>
      <text:p text:style-name="Preformatted_20_Text">(schat(SERVER)(OFFERL,R#,ALLY,ATTACKEE))</text:p>
      <text:p text:style-name="Preformatted_20_Text"/>
      <text:p text:style-name="Preformatted_20_Text">If you received no offers this round this is indicated by a message of the form</text:p>
      <text:p text:style-name="Preformatted_20_Text"/>
      <text:p text:style-name="P2">(schat(SERVER)(OFFERL,R#))</text:p>
      <text:p text:style-name="Preformatted_20_Text"/>
      <text:p text:style-name="Preformatted_20_Text">That is you receive that OFFERL message indicating that this is the last offer but the ALL and ATTACKEE fields are missing meaning that there was no offer.</text:p>
      <text:p text:style-name="Preformatted_20_Text"/>
      <text:p text:style-name="Preformatted_20_Text">After the clients have been informed of their offers they respond by sending the server and ACCEPT or DECLINE message for each OFFER.</text:p>
      <text:p text:style-name="Preformatted_20_Text"/>
      <text:p text:style-name="P2">(cchat(SERVER)(ACCEPT,R#,ALLY))</text:p>
      <text:p text:style-name="Preformatted_20_Text"/>
      <text:p text:style-name="Preformatted_20_Text">or</text:p>
      <text:p text:style-name="Preformatted_20_Text"/>
      <text:p text:style-name="P2">(cchat(SERVER)(DECLINE,R#,ALLY))</text:p>
      <text:p text:style-name="Preformatted_20_Text"/>
      <text:p text:style-name="Preformatted_20_Text"/>
      <text:p text:style-name="Preformatted_20_Text">The server then informs the original client of the response to his offer from the player he made the offer to.</text:p>
      <text:p text:style-name="Preformatted_20_Text"/>
      <text:p text:style-name="P2">(schat(SERVER)(ACCEPT,R#,ALLY))</text:p>
      <text:p text:style-name="Preformatted_20_Text"/>
      <text:p text:style-name="Preformatted_20_Text">or</text:p>
      <text:p text:style-name="Preformatted_20_Text"/>
      <text:p text:style-name="P2">(schat(SERVER)(DECLINE,R#,ALLY))</text:p>
      <text:p text:style-name="Preformatted_20_Text"/>
      <text:p text:style-name="Preformatted_20_Text"/>
      <text:p text:style-name="Preformatted_20_Text">After all players have been notified of the response to their offer we are ready to enter phase 3 of the round.</text:p>
      <text:p text:style-name="Preformatted_20_Text"/>
      <text:p text:style-name="Preformatted_20_Text">The third phase of the round is the actual battle. <text:s/>The server asks each player what action they wish to take. The action is either to attack a player or the pass.</text:p>
      <text:p text:style-name="Preformatted_20_Text"/>
      <text:p text:style-name="P2">(schat(SERVER)(ACTION,R#))</text:p>
      <text:p text:style-name="Preformatted_20_Text"/>
      <text:p text:style-name="Preformatted_20_Text">The clients respond with either PASS or ATTACK.</text:p>
      <text:p text:style-name="Preformatted_20_Text"/>
      <text:p text:style-name="P2">(cchat(SERVER)(ACTION,R#,PASS))</text:p>
      <text:p text:style-name="Preformatted_20_Text"/>
      <text:p text:style-name="Preformatted_20_Text">or</text:p>
      <text:p text:style-name="Preformatted_20_Text"/>
      <text:p text:style-name="P2">(cchat(SERVER)(ACTION,R#,ATTACK,ATTACKEE))</text:p>
      <text:p text:style-name="Preformatted_20_Text"/>
      <text:p text:style-name="Preformatted_20_Text"/>
      <text:p text:style-name="Preformatted_20_Text">After all the actions have been received from the players the server sends out a notification message to each client, allowing them to know who is attacking whom.</text:p>
      <text:p text:style-name="Preformatted_20_Text"/>
      <text:p text:style-name="P2">(schat(SERVER)(NOTIFY,R#,ATTACK,ATTACKEE))</text:p>
      <text:p text:style-name="Preformatted_20_Text"/>
      <text:p text:style-name="Preformatted_20_Text">Finally the server determines the result of the various battles according to a <text:soft-page-break/>scoring algorithm. <text:s/>The players then all receive an sstat message. The sstat message in the Phase 2 protocol is modified to indicate the number of troops each player currently has.</text:p>
      <text:p text:style-name="Preformatted_20_Text"/>
      <text:p text:style-name="Preformatted_20_Text"/>
      <text:p text:style-name="P3"/>
      <text:p text:style-name="P3"/>
      <text:p text:style-name="P3">New Server Command Line Parameter</text:p>
      <text:p text:style-name="Preformatted_20_Text"/>
      <text:p text:style-name="Preformatted_20_Text">We need a way to be able to specify to the server the number of troops a new player joining the game should receive. We will use the “f” parameter (force size). If -f is not given players will start the game with 1000 troops.</text:p>
      <text:p text:style-name="Preformatted_20_Text"/>
      <text:p text:style-name="Preformatted_20_Text"/>
      <text:p text:style-name="P3">Odds and Ins</text:p>
      <text:p text:style-name="Preformatted_20_Text"/>
      <text:p text:style-name="Preformatted_20_Text">If a new player joins the game (with a cjoin) they are processed as normal and sent an sjoin. They are now allowed to participate until the beginning of the next round. They will be sent all sstat messages and receive chats directed to the (or ALL) while they are waiting to play. This is so their GUI can be updated to show the game in progress even if they are waiting to play.</text:p>
      <text:p text:style-name="Preformatted_20_Text"/>
      <text:p text:style-name="Preformatted_20_Text">Remember in Phase 2 we have the concept of a minimum number of players needed to play the game (-m). If -m is not given it should default to 3. A game can only begin when the minimum have joined. Once the minimum number of players has been reached the lobby timeout starts. When the lobby timeout (-l) expires the game begins. After a game has begun players will be killed-off by losing all their troops. The intent of the game is to continue this attrition until one General becomes to only left standing. Thus, once a game has reached the minimum required to begin it do not matter that at some point the number of players drops below this minimum. The idea is to have play continue until only one survives. When the game reaches one player they have won. New players joining after this point will wait until the prescribed minimum is reached to start a new game.</text:p>
      <text:p text:style-name="Preformatted_20_Text"/>
      <text:p text:style-name="Preformatted_20_Text">ALL player responses in each of the three phases of a round are subject to the play timeout given to the server as a command line parameter (-t). If -t is not specified the server should use 30 seconds as the default play timeout. If the lobby timeout is not specified via -l it should default to 10 seconds. All values for -t and -l are given in seconds as an integer.</text:p>
      <text:p text:style-name="Preformatted_20_Text"/>
      <text:p text:style-name="Preformatted_20_Text">All integers used in the protocol must conform to out five digit limit. If the round number reaches 99999 it should wrap around to 1 for the next round number.</text:p>
      <text:p text:style-name="Preformatted_20_Text"/>
      <text:p text:style-name="Preformatted_20_Text">Also note that we need to implement the badint strike for integers that are greater than 5 digits.</text:p>
      <text:p text:style-name="Preformatted_20_Text"/>
      <text:p text:style-name="Preformatted_20_Text">Any cchat message directed to the server whose message does not conform the the proper form for our commands defined here should result in a malformed command message being sent to the client and a strike being issued.</text:p>
      <text:p text:style-name="Preformatted_20_Text"/>
      <text:p text:style-name="Preformatted_20_Text">A client that does not respond within the alloted time to play receives a strike and the timeout reason.</text:p>
      <text:p text:style-name="Preformatted_20_Text"/>
      <text:p text:style-name="Preformatted_20_Text">Three strikes of any kind and you are kicked out of the game. When you are kicked out of the game your TCP connection is dropped and the socket slot reclaimed for a new user.</text:p>
      <text:p text:style-name="Preformatted_20_Text"/>
      <text:p text:style-name="Preformatted_20_Text"/>
      <text:p text:style-name="Preformatted_20_Text"><text:soft-page-break/></text:p>
      <text:p text:style-name="P3">Battle Scoring Algorithm</text:p>
      <text:p text:style-name="Preformatted_20_Text"/>
      <text:p text:style-name="Preformatted_20_Text">There are a maximum of 30 players that can be supported by our game. Thus, we can use a 30x30 matrix to perform the scoring. I will illustrate the scoring algorihm with a smaller example using a 5 by 5 matrix</text:p>
      <text:p text:style-name="Preformatted_20_Text"/>
      <text:p text:style-name="Preformatted_20_Text"/>
      <text:p text:style-name="Preformatted_20_Text"/>
      <table:table table:name="Table1" table:style-name="Table1">
        <table:table-column table:style-name="Table1.A" table:number-columns-repeated="6"/>
        <table:table-row table:style-name="Table1.1">
          <table:table-cell table:style-name="Table1.A1" office:value-type="string">
            <text:p text:style-name="P4">Player</text:p>
          </table:table-cell>
          <table:table-cell table:style-name="Table1.A1" office:value-type="string">
            <text:p text:style-name="P4">1</text:p>
          </table:table-cell>
          <table:table-cell table:style-name="Table1.A1" office:value-type="string">
            <text:p text:style-name="P4">2</text:p>
          </table:table-cell>
          <table:table-cell table:style-name="Table1.A1" office:value-type="string">
            <text:p text:style-name="P4">3</text:p>
          </table:table-cell>
          <table:table-cell table:style-name="Table1.A1" office:value-type="string">
            <text:p text:style-name="P4">4</text:p>
          </table:table-cell>
          <table:table-cell table:style-name="Table1.F1" office:value-type="string">
            <text:p text:style-name="P4">5</text:p>
          </table:table-cell>
        </table:table-row>
        <table:table-row table:style-name="Table1.1">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0</text:p>
          </table:table-cell>
          <table:table-cell table:style-name="Table1.F2" office:value-type="string">
            <text:p text:style-name="P4">0</text:p>
          </table:table-cell>
        </table:table-row>
        <table:table-row table:style-name="Table1.1">
          <table:table-cell table:style-name="Table1.A2" office:value-type="string">
            <text:p text:style-name="P4">2</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F2" office:value-type="string">
            <text:p text:style-name="P4">0</text:p>
          </table:table-cell>
        </table:table-row>
        <table:table-row table:style-name="Table1.1">
          <table:table-cell table:style-name="Table1.A2" office:value-type="string">
            <text:p text:style-name="P4">3</text:p>
          </table:table-cell>
          <table:table-cell table:style-name="Table1.A2" office:value-type="string">
            <text:p text:style-name="P4">1</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F2" office:value-type="string">
            <text:p text:style-name="P4">0</text:p>
          </table:table-cell>
        </table:table-row>
        <table:table-row table:style-name="Table1.1">
          <table:table-cell table:style-name="Table1.A2" office:value-type="string">
            <text:p text:style-name="P4">4</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0</text:p>
          </table:table-cell>
          <table:table-cell table:style-name="Table1.F2" office:value-type="string">
            <text:p text:style-name="P4">0</text:p>
          </table:table-cell>
        </table:table-row>
        <table:table-row table:style-name="Table1.1">
          <table:table-cell table:style-name="Table1.A2" office:value-type="string">
            <text:p text:style-name="P4">5</text:p>
          </table:table-cell>
          <table:table-cell table:style-name="Table1.A2" office:value-type="string">
            <text:p text:style-name="P4">0</text:p>
          </table:table-cell>
          <table:table-cell table:style-name="Table1.A2" office:value-type="string">
            <text:p text:style-name="P4">0</text:p>
          </table:table-cell>
          <table:table-cell table:style-name="Table1.A2" office:value-type="string">
            <text:p text:style-name="P4">1</text:p>
          </table:table-cell>
          <table:table-cell table:style-name="Table1.A2" office:value-type="string">
            <text:p text:style-name="P4">0</text:p>
          </table:table-cell>
          <table:table-cell table:style-name="Table1.F2" office:value-type="string">
            <text:p text:style-name="P4">0</text:p>
          </table:table-cell>
        </table:table-row>
      </table:table>
      <text:p text:style-name="Preformatted_20_Text"/>
      <text:p text:style-name="Preformatted_20_Text"/>
      <text:p text:style-name="Preformatted_20_Text"/>
      <text:p text:style-name="Preformatted_20_Text"/>
      <text:p text:style-name="Preformatted_20_Text">The matrix above shows five players. In any round a player can attack zero or one other players. The 1 at position 2,1 indicates that player 2 is attacking player 1. There are zeros on the diagonal indicating that you can never attack yourself. There is a 1 at position 3,1 indicating that player 3 is attacking player 1. There is a 1 at position 1,2 indicating that player 1 is attacking player 2. The zeros at positions 4,1; 4,2; 4,3; and 4,5; indicate that player 4 is not attacking anyone (They responded with a PASS for their action). There is a 1 at position 5,3 indicating that player 5 is attacking player 3.</text:p>
      <text:p text:style-name="Preformatted_20_Text"/>
      <text:p text:style-name="Preformatted_20_Text">From this we can conclude that</text:p>
      <text:p text:style-name="Preformatted_20_Text">player<text:tab/>is engaged with _ others <text:tab/>namely</text:p>
      <text:p text:style-name="Preformatted_20_Text">1<text:tab/><text:tab/>2<text:tab/><text:tab/><text:tab/><text:tab/><text:tab/>2,3</text:p>
      <text:p text:style-name="Preformatted_20_Text">2<text:tab/><text:tab/>1<text:tab/><text:tab/><text:tab/><text:tab/><text:tab/>1</text:p>
      <text:p text:style-name="Preformatted_20_Text">3<text:tab/><text:tab/>2<text:tab/><text:tab/><text:tab/><text:tab/><text:tab/>1,5</text:p>
      <text:p text:style-name="Preformatted_20_Text">4<text:tab/><text:tab/>0</text:p>
      <text:p text:style-name="Preformatted_20_Text">5<text:tab/><text:tab/>1<text:tab/><text:tab/><text:tab/><text:tab/><text:tab/>3</text:p>
      <text:p text:style-name="Preformatted_20_Text"/>
      <text:p text:style-name="Preformatted_20_Text">Note that attacking someone who is also attacking you as it turns out shows up the same as being attacked by or attacking as far as engaged with is concerned.</text:p>
      <text:p text:style-name="Preformatted_20_Text"/>
      <text:p text:style-name="Preformatted_20_Text">For each other that you are engaged with your total troops are divided into this many forces. If in the example above player 1 had a total of 1000 troops 500 would be devoted to the battle with play 2 and 500 would be devoted to the battle with play 3. <text:s/>If the division doesn't work out to an integer just distribute the remaining troops one at a time till they are gone. For example if player 1 had 1001 troops in this example one pile would get 500 and one would get 501. It matters not which get the extra. You can flip a coin or resolve it however your server chooses.</text:p>
      <text:p text:style-name="Preformatted_20_Text"/>
      <text:p text:style-name="Preformatted_20_Text">On the number of troops that are joined in the battle is determined the result of the battle is determined according to the following.</text:p>
      <text:p text:style-name="Preformatted_20_Text"/>
      <text:p text:style-name="Preformatted_20_Text">If You are an attacker you get 3 dice. If you are being attacked by someone that you are in turn not attacking you get 2 dice. If both parties are attacking each other as is the case in this example for players 1 and 2 they each get three dice. These are funny dice in that that have 10 sides not 6. The player with the highest <text:soft-page-break/>dice roll win the skirmish and the loser loses a troop. If a pair is tied then it is ignored and neither side loses a troop.</text:p>
      <text:p text:style-name="Preformatted_20_Text"/>
      <text:p text:style-name="Preformatted_20_Text">Suppose in the engagement in this example 1 has 500 troops devoted to the skirmish with 3 and 3 has 1000 troops devoted to the skirmish with 1. Player 3 in this example is the attacker and 1 is being attacked by 3 but is not attacking him. Thus, play 3 (the attacker) gets to use 3 dice and play 1 only gets to use 2 dice to defend himself against player3. Suppose that plays 3 rolls (10,6, 2) and that player 1 rolls (7,5). <text:s/>The highest roll of each is examined, in this case 10 versus 7. This means player 1 would loose a troop. Next the next highest rolls are examined, in this case 6 and 5. This means player 1 would loose and additional troop for a total of 2 in this roll. <text:s/></text:p>
      <text:p text:style-name="Preformatted_20_Text"/>
      <text:p text:style-name="Preformatted_20_Text">This continues for each skirmish until one of the two combatants has lost half of the force dedicated to the skirmish. <text:s/>After all skirmishes have been settled and sstat message is broadcast to all player indicating the remaining troop strengths of all players. When a player has fewer that 10 troops deployed to a skirmish it is a fight to the death. The rolling continues until one of the combatants loose all of their troops.</text:p>
      <text:p text:style-name="Preformatted_20_Text"/>
      <text:p text:style-name="Preformatted_20_Text">When someone is completely wiped out of troops they are dropped from the game. When you participate in a skirmish with a player as an attacker that results <text:s/>in them being wiped out in that round you receive an additional supply of troops equal to the starting number of troops for the game. Your total number of troops can never exceed 99999 as that is the biggest number we allow in the protocol.</text:p>
      <text:p text:style-name="Preformatted_20_Text"/>
      <text:p text:style-name="Preformatted_20_Text">The modified sstat message described below will indicate the results of the battles giving the information about how many troops each general has after the round.</text:p>
      <text:p text:style-name="Preformatted_20_Text"/>
      <text:p text:style-name="Preformatted_20_Text"/>
      <text:p text:style-name="P3">Modifying the sstat messages</text:p>
      <text:p text:style-name="Preformatted_20_Text"/>
      <text:p text:style-name="Preformatted_20_Text">In phase 1 we used the sstat to inform the clients of the names of all the players so that we could build sensible chat messages with real destinations. In phase 2 we need some way of passing more information to the clients so that they can draw proper GUIs showing the game state.</text:p>
      <text:p text:style-name="Preformatted_20_Text"/>
      <text:p text:style-name="Preformatted_20_Text">My suggestion is that we change the list of player names to a list of triples. Each triple consists of the player name followed by the number of strikes that player has followed by the number of troops that player has</text:p>
      <text:p text:style-name="Preformatted_20_Text"/>
      <text:p text:style-name="Preformatted_20_Text">(sstat(JOE,0,1000,FRED,1,15000 … ))</text:p>
      <text:p text:style-name="Preformatted_20_Text"/>
      <text:p text:style-name="Preformatted_20_Text">This will provide all the information the GUI will need to show the game.</text:p>
      <text:p text:style-name="Preformatted_20_Text"/>
      <text:p text:style-name="Preformatted_20_Text"><text:span text:style-name="Default_20_Paragraph_20_Font"><text:span text:style-name="T1">NOTE:</text:span></text:span> If this requires us to adjust the maximum message size of the server to client message then we should take care of this detail.</text:p>
      <text:p text:style-name="Preformatted_20_Text"/>
      <text:p text:style-name="Preformatted_20_Text"/>
      <text:p text:style-name="Preformatted_20_Text"/>
      <text:p text:style-name="Preformatted_20_Text"/>
      <text:p text:style-name="Preformatted_20_Text"/>
      <text:p text:style-name="P3">Debugging Traces</text:p>
      <text:p text:style-name="Preformatted_20_Text"/>
      <text:p text:style-name="Preformatted_20_Text">Remember we make the user name valid file names for a reason. In order to help you debug your code you can open a file for each user including the server. You can place all messages that come from or go to a client into that file so you can see <text:soft-page-break/>the trace of what was sent and received. This is not a requirement just a friendly suggestion you might want to take advantage of the help you find your bugs. If I were writing it I would keep a counter that I incremented on every write to the debug files. I would prepend this counter to the beginning of each of the lines in my debug files. This way I could reconstruct the order that things happened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font-face-decls>
    <style:font-face style:name="Helvetica Neue" svg:font-family="'Helvetica Neue', Helvetica, Arial, sans-serif"/>
    <style:font-face style:name="Lohit Hindi" svg:font-family="'Lohit Hindi'" style:font-family-generic="system"/>
    <style:font-face style:name="Courier" svg:font-family="Courier"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US"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Lohit Hindi"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style:contextual-spacing="false"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reformatted_20_Text" style:display-name="Preformatted Text" style:family="paragraph" style:parent-style-name="Standard" style:class="html">
      <style:paragraph-properties fo:hyphenation-ladder-count="no-limit"/>
      <style:text-properties style:font-name="DejaVu Sans Mono" fo:font-family="'DejaVu Sans Mono'" style:font-family-generic="modern" style:font-pitch="fixed" fo:font-size="10pt" style:font-name-asian="DejaVu Sans Mono" style:font-family-asian="'DejaVu Sans Mono'" style:font-family-generic-asian="modern" style:font-pitch-asian="fixed" style:font-size-asian="10pt" style:font-size-complex="10pt"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creator>Scott Felch</dc:creator>
    <meta:creation-date>2014-03-05T21:11:00Z</meta:creation-date>
    <dc:date>2014-03-16T19:29:55.974169322</dc:date>
    <meta:editing-cycles>19</meta:editing-cycles>
    <meta:editing-duration>PT1H40M</meta:editing-duration>
    <meta:document-statistic meta:table-count="1" meta:image-count="0" meta:object-count="0" meta:page-count="6" meta:paragraph-count="112" meta:word-count="2278" meta:character-count="12244" meta:non-whitespace-character-count="10047"/>
    <meta:template xlink:type="simple" xlink:actuate="onRequest" xlink:title="" xlink:href="Normal"/>
  </office:meta>
</office:document-meta>
</file>